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06c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 : <text:a xlink:type="simple" xlink:href="py3o://function=%22format_date(date,%20'%25d/%25m/%25Y')%22" text:style-name="Internet_20_link" text:visited-style-name="Visited_20_Internet_20_Link">function="format_date(date, '%d/%m/%Y')"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5-11-09T12:01:07.916007671</meta:creation-date>
    <dc:date>2015-11-09T12:01:54.340468944</dc:date>
    <dc:creator>Anael Lorimier</dc:creator>
    <meta:editing-duration>PT46S</meta:editing-duration>
    <meta:editing-cycles>1</meta:editing-cycles>
    <meta:document-statistic meta:table-count="0" meta:image-count="0" meta:object-count="0" meta:page-count="1" meta:paragraph-count="1" meta:word-count="4" meta:character-count="47" meta:non-whitespace-character-count="44"/>
    <meta:generator>LibreOffice/4.3.3.2$Linux_X86_64 LibreOffice_project/430m0$Build-2</meta:generator>
  </office:meta>
</office:document-meta>
</file>